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031e" officeooo:paragraph-rsid="0010031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5069" officeooo:paragraph-rsid="0010506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0031e" officeooo:paragraph-rsid="0010031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0031e" officeooo:paragraph-rsid="001003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27c69" officeooo:paragraph-rsid="00127c6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031e" officeooo:paragraph-rsid="0010031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2928" officeooo:paragraph-rsid="0011292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ec6b" officeooo:paragraph-rsid="0011ec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7c69" officeooo:paragraph-rsid="00127c69" style:font-size-asian="10.5pt" style:font-weight-asian="normal" style:font-size-complex="12pt" style:font-weight-complex="normal"/>
    </style:style>
    <style:style style:name="T1" style:family="text">
      <style:text-properties officeooo:rsid="0011e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</text:p>
      <text:p text:style-name="P2">PiattaformaBirrifici</text:p>
      <text:p text:style-name="P4"/>
      <text:p text:style-name="P4">Situazione corrente</text:p>
      <text:p text:style-name="P7">La produzione di birra artigianale sta subendo un rapito incremento anche in Italia. </text:p>
      <text:p text:style-name="P7">Il progetto PiattaformaBirrifici dovrà essere una piattaforma in cui i birrifici artigianali potranno vendere le proprie birre e dei clienti acquistarle. I prodotti dovranno essere visibili a tutti gli utenti ma solo gli utenti iscritti potranno comprarli. </text:p>
      <text:p text:style-name="P8">La piattaforma dovrà contenere tre “aree”:</text:p>
      <text:p text:style-name="P8">- area accessibile a tutti gli utenti (home page e pagine dei prodotti);</text:p>
      <text:p text:style-name="P8">- area personale dei clienti registrati (su cui ci saranno le informazioni personali e gli ordini effettuati);</text:p>
      <text:p text:style-name="P8">- area private delle imprese iscritte (dove ci saranno i dati aziendali, i prodotti caricati e gli ordini ricevuti).</text:p>
      <text:p text:style-name="P7">I birrifici che si iscrivono <text:span text:style-name="T1">possono inserire le proprie birre sulla piattaforma per la vendita.</text:span></text:p>
      <text:p text:style-name="P8">Quando un cliente effettua un ordine esso deve essere evaso dal birrificio o dai birrifici che hanno caricato i prodotti compresi nell’ordine. </text:p>
      <text:p text:style-name="P8">Si vuole tener traccia degli ordini evasi dei clienti fino ad un mese successivo all’evasione. Quando un cliente riceve il proprio ordine viene abilitato a lasciare commenti ai prodotti acquistati.</text:p>
      <text:p text:style-name="P8"/>
      <text:p text:style-name="P5">Ambiente di vita del sistema</text:p>
      <text:p text:style-name="P9">Il sistema si dovrà interfacciare con persone che acquistano online e con birrifici che vorranno vendere i propri prodotti. Data che entrambe le categorie di utenti non sono esperti del settore bisognerà implementare interfacce grafiche facilmente comprensibili anche per i meno esperti.</text:p>
      <text:p text:style-name="P8"/>
      <text:p text:style-name="P5">Criteri di accettazione</text:p>
      <text:p text:style-name="P9">Il progetto dovrà presentare un’adeguata documentazione nelle date stabilite dal committente 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33:47.022000000</meta:creation-date>
    <dc:date>2019-10-01T11:01:53.875000000</dc:date>
    <meta:editing-duration>PT7M22S</meta:editing-duration>
    <meta:editing-cycles>1</meta:editing-cycles>
    <meta:document-statistic meta:table-count="0" meta:image-count="0" meta:object-count="0" meta:page-count="1" meta:paragraph-count="16" meta:word-count="238" meta:character-count="1605" meta:non-whitespace-character-count="1379"/>
    <meta:generator>LibreOffice/6.2.4.2$Windows_X86_64 LibreOffice_project/2412653d852ce75f65fbfa83fb7e7b669a126d64</meta:generator>
  </office:meta>
</office:document-meta>
</file>